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72056" officeooo:paragraph-rsid="00172056"/>
    </style:style>
    <style:style style:name="P2" style:family="paragraph" style:parent-style-name="Standard">
      <style:text-properties officeooo:rsid="0018791d" officeooo:paragraph-rsid="0018791d"/>
    </style:style>
    <style:style style:name="P3" style:family="paragraph" style:parent-style-name="Standard">
      <style:text-properties officeooo:rsid="001a7f97" officeooo:paragraph-rsid="001a7f97"/>
    </style:style>
    <style:style style:name="T1" style:family="text">
      <style:text-properties officeooo:rsid="001993eb"/>
    </style:style>
    <style:style style:name="T2" style:family="text">
      <style:text-properties officeooo:rsid="001a7f9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ndon Lamoreaux</text:p>
      <text:p text:style-name="P1">04/12/2024</text:p>
      <text:p text:style-name="P1">OS Program 2</text:p>
      <text:p text:style-name="P1"/>
      <text:p text:style-name="P2"><text:tab/>My program is written in python using python 3.10. It imports only numpy. <text:span text:style-name="T2">To run it just type in python3 main.py in a terminal where the file is located.</text:span></text:p>
      <text:p text:style-name="P2"/>
      <text:p text:style-name="P3"><text:tab/>This program outputs to the console, but it also outputs to a file with a name based on the algorithm being run, making it easier for testing if the output is the same.</text:p>
      <text:p text:style-name="P2"/>
      <text:p text:style-name="P2"><text:tab/>My simulator <text:span text:style-name="T1">data structures </text:span>consists of a page table, a memory array, and a segmentation table. <text:span text:style-name="T1">As well as a class to store the processes, essentially acting as a struct since python does not have structs. Processes are added to an input queue when they arrive, and then added to a running processes list once they have been added to memory.</text:span></text:p>
      <text:p text:style-name="P2"/>
      <text:p text:style-name="P2"><text:tab/>For VSP I search through the memory array for holes, finding them by checking where the array goes from 0 to a process id. Then it chooses the hole based on the fit algorithm the user wanted. Then it inserts the process to that section of memory. If no hole is big enough it returns false and does not add the process to memory. It then searches the memory array for that process when deleting it from memory as well and resets those locations to 0.</text:p>
      <text:p text:style-name="P2"/>
      <text:p text:style-name="P2"><text:tab/>For PAG it creates a page table that covers all of memory and it just checks that for where there are free pages and adds the process to however many pages the process needs. If there isn’t enough free pages it doesn’t add the process until someone else is removed/finishes and it returns false. To remove a process it just frees up all the pages that process owns.</text:p>
      <text:p text:style-name="P2"/>
      <text:p text:style-name="P2"><text:tab/>For SEG it creates and maintains a segmentation table. When a new process is added to memory it is added to the segmentation table. It determines where holes in memory are based on the entries in the segmentation table, creating a hole table of where holes are. Then based on the user chosen fit algorithm it picks a hole to use for the new processes segment, then updates the hole table to represent that area as no longer being a hole. Once it has been able to add all of the processes segments to the table it returns true, if it cannot add them all to memory it does not add them to the segmentation table and it returns fals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2T18:17:21.445674932</meta:creation-date>
    <dc:date>2024-04-12T18:44:18.342289072</dc:date>
    <meta:editing-duration>PT16M26S</meta:editing-duration>
    <meta:editing-cycles>3</meta:editing-cycles>
    <meta:generator>LibreOffice/7.3.7.2$Linux_X86_64 LibreOffice_project/30$Build-2</meta:generator>
    <meta:document-statistic meta:table-count="0" meta:image-count="0" meta:object-count="0" meta:page-count="1" meta:paragraph-count="9" meta:word-count="403" meta:character-count="2152" meta:non-whitespace-character-count="1752"/>
  </office:meta>
</office:document-meta>
</file>